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" manifest:full-path="Pictures/TablePreview1.svm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106cm" svg:stroke-color="#b2b2b2" draw:marker-start="" draw:marker-start-width="0.358cm" draw:marker-end="Rounded_20_short_20_Arrow" draw:marker-end-width="0.358cm" draw:fill="solid" draw:fill-color="#cfe7f5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b2b2b2" draw:marker-start="Rounded_20_short_20_Arrow" draw:marker-start-width="0.358cm" draw:marker-end="" draw:marker-end-width="0.358cm" draw:fill="solid" draw:fill-color="#cfe7f5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6666ff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svg:stroke-width="0.353cm" svg:stroke-color="#6666ff" draw:marker-start-width="0.728cm" draw:marker-end="Arrow" draw:marker-end-width="0.828cm" draw:fill="solid" draw:fill-color="#6666ff" draw:textarea-vertical-align="middle" fo:padding-top="0.3cm" fo:padding-bottom="0.3cm" fo:padding-left="0.425cm" fo:padding-right="0.425cm"/>
    </style:style>
    <style:style style:name="gr8" style:family="graphic" style:parent-style-name="objectwithoutfill">
      <style:graphic-properties draw:stroke="solid" svg:stroke-width="0.353cm" svg:stroke-color="#6666ff" draw:marker-start="Arrow" draw:marker-start-width="0.728cm" draw:marker-end="Arrow" draw:marker-end-width="0.828cm" draw:fill="solid" draw:fill-color="#6666ff" draw:textarea-vertical-align="middle" fo:padding-top="0.3cm" fo:padding-bottom="0.3cm" fo:padding-left="0.425cm" fo:padding-right="0.425cm"/>
    </style:style>
    <style:style style:name="pr1" style:family="presentation" style:parent-style-name="Oletus1-title">
      <style:graphic-properties draw:auto-grow-height="true" fo:min-height="3.506cm"/>
    </style:style>
    <style:style style:name="pr2" style:family="presentation" style:parent-style-name="Oletus1-subtitle">
      <style:graphic-properties draw:fill-color="#ffffff" fo:min-height="11.886cm"/>
    </style:style>
    <style:style style:name="pr3" style:family="presentation" style:parent-style-name="Oletus1-notes">
      <style:graphic-properties draw:fill-color="#ffffff" fo:min-height="13.364cm"/>
    </style:style>
    <style:style style:name="pr4" style:family="presentation" style:parent-style-name="Oletus1-notes">
      <style:graphic-properties draw:fill-color="#ffffff" draw:auto-grow-height="true" fo:min-height="13.364cm"/>
    </style:style>
    <style:style style:name="pr5" style:family="presentation" style:parent-style-name="Oletus1-title">
      <style:graphic-properties fo:min-height="3.506cm"/>
    </style:style>
    <style:style style:name="co1" style:family="table-column">
      <style:table-column-properties style:column-width="4.634cm" style:use-optimal-column-width="false"/>
    </style:style>
    <style:style style:name="co2" style:family="table-column">
      <style:table-column-properties style:column-width="8.377cm" style:use-optimal-column-width="false"/>
    </style:style>
    <style:style style:name="co3" style:family="table-column">
      <style:table-column-properties style:column-width="12.18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text-properties fo:color="#000000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  <style:text-properties fo:color="#666666"/>
    </style:style>
    <style:style style:name="P6" style:family="paragraph">
      <style:paragraph-properties fo:text-align="center"/>
      <style:text-properties fo:color="#666666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666666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666666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1" presentation:presentation-page-layout-name="AL1T0">
        <draw:frame presentation:style-name="pr1" draw:layer="layout" svg:width="25.199cm" svg:height="3.506cm" svg:x="1.4cm" svg:y="0.837cm" presentation:class="title">
          <draw:text-box>
            <text:p>LootPusher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Application for keeping abreast of your </text:p>
            <text:p text:style-name="P1">Path of Exile character gear prog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1" presentation:presentation-page-layout-name="AL2T1">
        <draw:frame presentation:style-name="pr1" draw:layer="layout" svg:width="25.199cm" svg:height="3.506cm" svg:x="1.4cm" svg:y="0.837cm" presentation:class="title">
          <draw:text-box>
            <text:p>Datamalli</text:p>
          </draw:text-box>
        </draw:frame>
        <draw:rect draw:style-name="gr2" draw:text-style-name="P5" draw:layer="layout" svg:width="4.6cm" svg:height="6.8cm" svg:x="0.8cm" svg:y="7.6cm">
          <text:p text:style-name="P3"><text:span text:style-name="T1">Character</text:span></text:p>
          <text:p text:style-name="P4"><text:span text:style-name="T2">Id</text:span></text:p>
          <text:p text:style-name="P4"><text:span text:style-name="T2">accountName</text:span></text:p>
          <text:p text:style-name="P4"><text:span text:style-name="T2">leagueId</text:span></text:p>
          <text:p text:style-name="P4"><text:span text:style-name="T2">name</text:span></text:p>
          <text:p text:style-name="P4"><text:span text:style-name="T2">level</text:span></text:p>
          <text:p text:style-name="P4"><text:span text:style-name="T2">class</text:span></text:p>
          <text:p text:style-name="P3"><text:span text:style-name="T2">ascendancy</text:span></text:p>
        </draw:rect>
        <draw:rect draw:style-name="gr2" draw:text-style-name="P6" draw:layer="layout" svg:width="3.8cm" svg:height="6.6cm" svg:x="11cm" svg:y="10.6cm">
          <text:p text:style-name="P3"><text:span text:style-name="T3">Item</text:span></text:p>
          <text:p text:style-name="P4"><text:span text:style-name="T4">Id</text:span></text:p>
          <text:p text:style-name="P4"><text:span text:style-name="T4">charId</text:span></text:p>
          <text:p text:style-name="P4"><text:span text:style-name="T4">iLvl</text:span></text:p>
          <text:p text:style-name="P4"><text:span text:style-name="T4">name</text:span></text:p>
          <text:p text:style-name="P4"><text:span text:style-name="T4">baseItem</text:span></text:p>
          <text:p text:style-name="P4"><text:span text:style-name="T4">slot</text:span></text:p>
        </draw:rect>
        <draw:rect draw:style-name="gr2" draw:text-style-name="P6" draw:layer="layout" svg:width="5.4cm" svg:height="7.6cm" svg:x="0.8cm" svg:y="7.6cm">
          <text:p text:style-name="P3"><text:span text:style-name="T3">Character</text:span></text:p>
          <text:p text:style-name="P4"><text:span text:style-name="T4">Id</text:span></text:p>
          <text:p text:style-name="P4"><text:span text:style-name="T4">accountName</text:span></text:p>
          <text:p text:style-name="P4"><text:span text:style-name="T4">leagueId</text:span></text:p>
          <text:p text:style-name="P4"><text:span text:style-name="T4">name</text:span></text:p>
          <text:p text:style-name="P4"><text:span text:style-name="T4">level</text:span></text:p>
          <text:p text:style-name="P4"><text:span text:style-name="T4">class</text:span></text:p>
          <text:p text:style-name="P3"><text:span text:style-name="T4">ascendancy</text:span></text:p>
        </draw:rect>
        <draw:rect draw:style-name="gr2" draw:text-style-name="P6" draw:layer="layout" svg:width="2.8cm" svg:height="5.6cm" svg:x="17.4cm" svg:y="8.8cm">
          <text:p text:style-name="P3"><text:span text:style-name="T3">Stats</text:span></text:p>
          <text:p text:style-name="P4"><text:span text:style-name="T4">Id</text:span></text:p>
          <text:p text:style-name="P4"><text:span text:style-name="T4">itemId</text:span></text:p>
          <text:p text:style-name="P4"><text:span text:style-name="T4">modId</text:span></text:p>
          <text:p text:style-name="P4"><text:span text:style-name="T4">tier</text:span></text:p>
          <text:p text:style-name="P4"><text:span text:style-name="T4">value</text:span></text:p>
        </draw:rect>
        <draw:rect draw:style-name="gr2" draw:text-style-name="P6" draw:layer="layout" svg:width="2.8cm" svg:height="4.2cm" svg:x="22.8cm" svg:y="11.8cm">
          <text:p text:style-name="P3"><text:span text:style-name="T3">Mods</text:span></text:p>
          <text:p text:style-name="P4"><text:span text:style-name="T4">Id</text:span></text:p>
          <text:p text:style-name="P4"><text:span text:style-name="T4">mod</text:span></text:p>
          <text:p text:style-name="P4"><text:span text:style-name="T4">pos</text:span></text:p>
        </draw:rect>
        <draw:line draw:style-name="gr3" draw:text-style-name="P7" draw:layer="layout" svg:x1="11cm" svg:y1="13cm" svg:x2="6.2cm" svg:y2="9.4cm">
          <text:p/>
        </draw:line>
        <draw:line draw:style-name="gr4" draw:text-style-name="P7" draw:layer="layout" svg:x1="14.8cm" svg:y1="11.8cm" svg:x2="17.4cm" svg:y2="11.2cm">
          <text:p/>
        </draw:line>
        <draw:line draw:style-name="gr4" draw:text-style-name="P7" draw:layer="layout" svg:x1="22.8cm" svg:y1="13.4cm" svg:x2="20.2cm" svg:y2="1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1" presentation:presentation-page-layout-name="AL2T1">
        <draw:frame presentation:style-name="pr5" draw:layer="layout" svg:width="25.199cm" svg:height="3.506cm" svg:x="1.4cm" svg:y="0.837cm" presentation:class="title">
          <draw:text-box>
            <text:p>Server Architecture</text:p>
          </draw:text-box>
        </draw:frame>
        <draw:rect draw:style-name="gr5" draw:text-style-name="P8" draw:layer="layout" svg:width="4.6cm" svg:height="12.6cm" svg:x="0.8cm" svg:y="6.4cm">
          <text:p text:style-name="P8"><text:span text:style-name="T1">Client</text:span></text:p>
        </draw:rect>
        <draw:rect draw:style-name="gr5" draw:text-style-name="P8" draw:layer="layout" svg:width="16.2cm" svg:height="2.2cm" svg:x="11cm" svg:y="6.4cm">
          <text:p text:style-name="P7"><text:span text:style-name="T1">www-root: lootpusher.html, styles, images</text:span></text:p>
        </draw:rect>
        <draw:rect draw:style-name="gr5" draw:text-style-name="P8" draw:layer="layout" svg:width="16.2cm" svg:height="2.2cm" svg:x="11cm" svg:y="9cm">
          <text:p text:style-name="P7"><text:span text:style-name="T1">server.js</text:span></text:p>
        </draw:rect>
        <draw:rect draw:style-name="gr5" draw:text-style-name="P8" draw:layer="layout" svg:width="6.2cm" svg:height="1.4cm" svg:x="11cm" svg:y="11.6cm">
          <text:p text:style-name="P7"><text:span text:style-name="T1">scanAPI</text:span></text:p>
        </draw:rect>
        <draw:rect draw:style-name="gr5" draw:text-style-name="P8" draw:layer="layout" svg:width="6.2cm" svg:height="1.4cm" svg:x="11cm" svg:y="13.6cm">
          <text:p text:style-name="P7"><text:span text:style-name="T1">gearAPI</text:span></text:p>
        </draw:rect>
        <draw:rect draw:style-name="gr5" draw:text-style-name="P8" draw:layer="layout" svg:width="6.2cm" svg:height="1.4cm" svg:x="11cm" svg:y="15.6cm">
          <text:p text:style-name="P7"><text:span text:style-name="T1">activateAPI</text:span></text:p>
        </draw:rect>
        <draw:custom-shape draw:style-name="gr6" draw:text-style-name="P8" draw:layer="layout" svg:width="6.2cm" svg:height="6.4cm" svg:x="21cm" svg:y="12cm">
          <text:p text:style-name="P7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7" draw:layer="layout" svg:x1="6cm" svg:y1="7.6cm" svg:x2="10.6cm" svg:y2="7.6cm">
          <text:p/>
        </draw:line>
        <draw:line draw:style-name="gr7" draw:text-style-name="P7" draw:layer="layout" svg:x1="5.912cm" svg:y1="12.6cm" svg:x2="10.512cm" svg:y2="12.6cm">
          <text:p/>
        </draw:line>
        <draw:line draw:style-name="gr7" draw:text-style-name="P7" draw:layer="layout" svg:x1="5.912cm" svg:y1="15.2cm" svg:x2="10.512cm" svg:y2="15.2cm">
          <text:p/>
        </draw:line>
        <draw:line draw:style-name="gr7" draw:text-style-name="P7" draw:layer="layout" svg:x1="5.912cm" svg:y1="17.8cm" svg:x2="10.512cm" svg:y2="17.8cm">
          <text:p/>
        </draw:line>
        <draw:line draw:style-name="gr8" draw:text-style-name="P7" draw:layer="layout" svg:x1="17.6cm" svg:y1="12.2cm" svg:x2="20.6cm" svg:y2="12.2cm">
          <text:p/>
        </draw:line>
        <draw:line draw:style-name="gr8" draw:text-style-name="P7" draw:layer="layout" svg:x1="17.6cm" svg:y1="14.2cm" svg:x2="20.6cm" svg:y2="14.2cm">
          <text:p/>
        </draw:line>
        <draw:line draw:style-name="gr8" draw:text-style-name="P7" draw:layer="layout" svg:x1="17.6cm" svg:y1="18.2cm" svg:x2="20.6cm" svg:y2="18.2cm">
          <text:p/>
        </draw:line>
        <draw:rect draw:style-name="gr5" draw:text-style-name="P8" draw:layer="layout" svg:width="6.2cm" svg:height="1.4cm" svg:x="11cm" svg:y="17.6cm">
          <text:p text:style-name="P7"><text:span text:style-name="T1">compareAPI</text:span></text:p>
        </draw:rect>
        <draw:line draw:style-name="gr8" draw:text-style-name="P7" draw:layer="layout" svg:x1="17.6cm" svg:y1="16.2cm" svg:x2="20.6cm" svg:y2="16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1" presentation:presentation-page-layout-name="AL2T1">
        <draw:frame presentation:style-name="pr5" draw:layer="layout" svg:width="25.199cm" svg:height="3.506cm" svg:x="1.4cm" svg:y="0.837cm" presentation:class="title">
          <draw:text-box>
            <text:p>LootPusher API</text:p>
          </draw:text-box>
        </draw:frame>
        <draw:frame draw:style-name="standard" draw:layer="layout" svg:width="25.199cm" svg:height="4.864cm" svg:x="1.4cm" svg:y="6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">Method</text:span></text:p>
              </table:table-cell>
              <table:table-cell>
                <text:p text:style-name="P9"><text:span text:style-name="T1">Url</text:span></text:p>
              </table:table-cell>
              <table:table-cell>
                <text:p text:style-name="P9"><text:span text:style-name="T1">Description</text:span></text:p>
              </table:table-cell>
            </table:table-row>
            <table:table-row table:style-name="ro1" table:default-cell-style-name="ce1">
              <table:table-cell>
                <text:p text:style-name="P9">Get</text:p>
              </table:table-cell>
              <table:table-cell>
                <text:p text:style-name="P9">/api/scan/{id}</text:p>
              </table:table-cell>
              <table:table-cell>
                <text:p text:style-name="P9">Load all characters by account</text:p>
              </table:table-cell>
            </table:table-row>
            <table:table-row table:style-name="ro1" table:default-cell-style-name="ce1">
              <table:table-cell>
                <text:p text:style-name="P9">Get</text:p>
              </table:table-cell>
              <table:table-cell>
                <text:p text:style-name="P9">/api/gear/{id}</text:p>
              </table:table-cell>
              <table:table-cell>
                <text:p text:style-name="P9">Load all gear of one character</text:p>
              </table:table-cell>
            </table:table-row>
            <table:table-row table:style-name="ro1" table:default-cell-style-name="ce1">
              <table:table-cell>
                <text:p text:style-name="P9">Put</text:p>
              </table:table-cell>
              <table:table-cell>
                <text:p text:style-name="P9">/api/activate/{id}</text:p>
              </table:table-cell>
              <table:table-cell>
                <text:p text:style-name="P9">Toggle activate gear check by slot</text:p>
              </table:table-cell>
            </table:table-row>
            <table:table-row table:style-name="ro1" table:default-cell-style-name="ce1">
              <table:table-cell>
                <text:p text:style-name="P9">Get</text:p>
              </table:table-cell>
              <table:table-cell>
                <text:p text:style-name="P9">/api/compare/{id}</text:p>
              </table:table-cell>
              <table:table-cell>
                <text:p text:style-name="P9">Compare new gear to all activated slo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letus1-background" style:family="presentation">
      <style:graphic-properties draw:stroke="none" draw:fill="bitmap" draw:fill-image-name="bluelinesdark" style:repeat="stretch"/>
    </style:style>
    <style:style style:name="Oletus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Oletus1-notes" style:family="presentation">
      <style:graphic-properties draw:stroke="none" draw:fill="none">
        <text:list-style style:name="Oletus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Oletus1-outline1" style:family="presentation">
      <style:graphic-properties draw:stroke="none" draw:fill="none">
        <text:list-style style:name="Oletus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1-outline2" style:family="presentation" style:parent-style-name="Oletus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1-outline3" style:family="presentation" style:parent-style-name="Oletus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1-outline4" style:family="presentation" style:parent-style-name="Oletus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1-outline5" style:family="presentation" style:parent-style-name="Oletus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1-outline6" style:family="presentation" style:parent-style-name="Oletus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1-outline7" style:family="presentation" style:parent-style-name="Oletus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1-outline8" style:family="presentation" style:parent-style-name="Oletus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1-outline9" style:family="presentation" style:parent-style-name="Oletus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letus1-subtitle" style:family="presentation">
      <style:graphic-properties draw:stroke="none" draw:fill="none" draw:textarea-vertical-align="middle">
        <text:list-style style:name="Olet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1-title" style:family="presentation">
      <style:graphic-properties draw:stroke="none" draw:fill="none" draw:textarea-vertical-align="middle">
        <text:list-style style:name="Olet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Oletus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Oletus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Oletu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  <style:master-page style:name="Oletus1" style:page-layout-name="PM1" draw:style-name="Mdp3">
      <draw:frame presentation:style-name="Oletus1-title" draw:layer="backgroundobjects" svg:width="25.199cm" svg:height="3.506cm" svg:x="1.4cm" svg:y="0.837cm" presentation:class="title" presentation:placeholder="true">
        <draw:text-box/>
      </draw:frame>
      <draw:frame presentation:style-name="Oletus1-outline1" draw:layer="backgroundobjects" svg:width="25.199cm" svg:height="11.886cm" svg:x="1.4cm" svg:y="6.0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o&gt;</text:page-number></text:span></text:p>
        </draw:text-box>
      </draw:frame>
      <presentation:notes style:page-layout-name="PM0">
        <draw:page-thumbnail presentation:style-name="Oletus1-title" draw:layer="backgroundobjects" svg:width="14.848cm" svg:height="11.136cm" svg:x="3.075cm" svg:y="2.257cm" presentation:class="page"/>
        <draw:frame presentation:style-name="Oletus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3-03T14:59:19.33</meta:creation-date>
    <meta:editing-duration>PT1H18M24S</meta:editing-duration>
    <meta:editing-cycles>13</meta:editing-cycles>
    <dc:date>2021-03-08T20:10:13.29</dc:date>
    <meta:generator>OpenOffice/4.1.7$Win32 OpenOffice.org_project/417m1$Build-9800</meta:generator>
    <meta:document-statistic meta:object-count="103"/>
  </office:meta>
</office:document-meta>
</file>